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 office:value-type="string" calcext:value-type="string">
            <text:p>c=1e-2</text:p>
          </table:table-cell>
          <table:table-cell/>
          <table:table-cell table:style-name="ce1" office:value-type="string" calcext:value-type="string">
            <text:p>c=1e-3</text:p>
          </table:table-cell>
          <table:table-cell/>
          <table:table-cell table:style-name="ce1" office:value-type="string" calcext:value-type="string">
            <text:p>c=1e-5</text:p>
          </table:table-cell>
          <table:table-cell/>
          <table:table-cell table:style-name="ce1" office:value-type="string" calcext:value-type="string">
            <text:p>c=1e-7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table:style-name="ce1" office:value-type="string" calcext:value-type="string">
            <text:p>L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L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L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table:style-name="ce2" office:value-type="float" office:value="0" calcext:value-type="float">
            <text:p>0.0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4T16:30:21.624030341</meta:creation-date>
    <dc:date>2023-03-24T16:31:47.497261745</dc:date>
    <meta:editing-duration>PT1M26S</meta:editing-duration>
    <meta:editing-cycles>1</meta:editing-cycles>
    <meta:document-statistic meta:table-count="1" meta:cell-count="21" meta:object-count="0"/>
    <meta:generator>LibreOffice/6.4.7.2$Linux_X86_64 LibreOffice_project/40$Build-2</meta:generator>
  </office:meta>
</office:document-meta>
</file>